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15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61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M Modulation Deviation Calculato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F Sampling Frequency (Hz)</text:p>
          </table:table-cell>
          <table:table-cell table:style-name="ce1" office:value-type="float" office:value="800000000" calcext:value-type="float">
            <text:p>8.00E+008</text:p>
          </table:table-cell>
        </table:table-row>
        <table:table-row table:style-name="ro1">
          <table:table-cell table:style-name="ce1" office:value-type="string" calcext:value-type="string">
            <text:p>NCO Bit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NCO Steps</text:p>
          </table:table-cell>
          <table:table-cell table:formula="of:=2^[.B2]" office:value-type="float" office:value="4294967296" calcext:value-type="float">
            <text:p>4294967296</text:p>
          </table:table-cell>
        </table:table-row>
        <table:table-row table:style-name="ro1">
          <table:table-cell office:value-type="string" calcext:value-type="string">
            <text:p>NCO Resolution (Hz)</text:p>
          </table:table-cell>
          <table:table-cell table:formula="of:=[.B1]/[.B3]" office:value-type="float" office:value="0.186264514923096" calcext:value-type="float">
            <text:p>0.1862645149</text:p>
          </table:table-cell>
        </table:table-row>
        <table:table-row table:style-name="ro1">
          <table:table-cell office:value-type="string" calcext:value-type="string">
            <text:p>FM Bit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M Max Deviation (Hz)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FM Deviation Resolution (Hz)</text:p>
          </table:table-cell>
          <table:table-cell table:formula="of:=[.B6]/(2^[.B5])" office:value-type="float" office:value="0.0762939453125" calcext:value-type="float">
            <text:p>0.0762939453</text:p>
          </table:table-cell>
        </table:table-row>
        <table:table-row table:style-name="ro1">
          <table:table-cell office:value-type="string" calcext:value-type="string">
            <text:p>FM Deviation Resolution (Steps)</text:p>
          </table:table-cell>
          <table:table-cell table:formula="of:=[.B7]/[.B4]" office:value-type="float" office:value="0.4096" calcext:value-type="float">
            <text:p>0.4096</text:p>
          </table:table-cell>
        </table:table-row>
        <table:table-row table:style-name="ro1">
          <table:table-cell office:value-type="string" calcext:value-type="string">
            <text:p>FM Deviation unsigned 8.8 Format</text:p>
          </table:table-cell>
          <table:table-cell table:formula="of:=[.B8]*256" office:value-type="float" office:value="104.8576" calcext:value-type="float">
            <text:p>104.85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eck</text:p>
          </table:table-cell>
          <table:table-cell table:formula="of:=[.B4]*65535*[.B9]/256" office:value-type="float" office:value="4999.92370605469" calcext:value-type="float">
            <text:p>4999.9237060547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table:formula="of:=2^15" office:value-type="float" office:value="32768" calcext:value-type="float">
            <text:p>32768</text:p>
          </table:table-cell>
        </table:table-row>
      </table:table>
      <table:table table:name="Power Estimate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ltage pk-pk (v)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oltage rms (v)</text:p>
          </table:table-cell>
          <table:table-cell table:formula="of:=[.B1]/(2*SQRT(2))" office:value-type="float" office:value="0.530330085889911" calcext:value-type="float">
            <text:p>0.5303300859</text:p>
          </table:table-cell>
        </table:table-row>
        <table:table-row table:style-name="ro1">
          <table:table-cell office:value-type="string" calcext:value-type="string">
            <text:p>Load Impedan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wer rms (W)</text:p>
          </table:table-cell>
          <table:table-cell table:formula="of:=[.B2]*[.B2]/[.B3]" office:value-type="float" office:value="0.0028125" calcext:value-type="float">
            <text:p>0.0028125</text:p>
          </table:table-cell>
        </table:table-row>
        <table:table-row table:style-name="ro1">
          <table:table-cell office:value-type="string" calcext:value-type="string">
            <text:p>power rms (mW)</text:p>
          </table:table-cell>
          <table:table-cell table:formula="of:=[.B4]*1000" office:value-type="float" office:value="2.8125" calcext:value-type="float">
            <text:p>2.8125</text:p>
          </table:table-cell>
        </table:table-row>
        <table:table-row table:style-name="ro1">
          <table:table-cell office:value-type="string" calcext:value-type="string">
            <text:p>power rms dBm</text:p>
          </table:table-cell>
          <table:table-cell table:formula="of:=10*LOG10([.B5])" office:value-type="float" office:value="4.49092531119419" calcext:value-type="float">
            <text:p>4.4909253112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23.58mm" svg:y="150.19mm">
            <draw:object draw:notify-on-update-of-ranges="Sheet4.A1:Sheet4.A2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row table:style-name="ro2">
          <table:table-cell office:value-type="float" office:value="333911816" calcext:value-type="float">
            <text:p>333911816</text:p>
          </table:table-cell>
        </table:table-row>
        <table:table-row table:style-name="ro1">
          <table:table-cell office:value-type="float" office:value="1109400784" calcext:value-type="float">
            <text:p>1109400784</text:p>
          </table:table-cell>
        </table:table-row>
        <table:table-row table:style-name="ro1">
          <table:table-cell office:value-type="float" office:value="-1004546676" calcext:value-type="float">
            <text:p>-1004546676</text:p>
          </table:table-cell>
        </table:table-row>
        <table:table-row table:style-name="ro1">
          <table:table-cell office:value-type="float" office:value="15352632" calcext:value-type="float">
            <text:p>15352632</text:p>
          </table:table-cell>
        </table:table-row>
        <table:table-row table:style-name="ro1">
          <table:table-cell office:value-type="float" office:value="312093826" calcext:value-type="float">
            <text:p>312093826</text:p>
          </table:table-cell>
        </table:table-row>
        <table:table-row table:style-name="ro1">
          <table:table-cell office:value-type="float" office:value="330420764" calcext:value-type="float">
            <text:p>330420764</text:p>
          </table:table-cell>
        </table:table-row>
        <table:table-row table:style-name="ro1">
          <table:table-cell office:value-type="float" office:value="-1612198090" calcext:value-type="float">
            <text:p>-1612198090</text:p>
          </table:table-cell>
        </table:table-row>
        <table:table-row table:style-name="ro1">
          <table:table-cell office:value-type="float" office:value="1846880310" calcext:value-type="float">
            <text:p>1846880310</text:p>
          </table:table-cell>
        </table:table-row>
        <table:table-row table:style-name="ro1">
          <table:table-cell office:value-type="float" office:value="380160684" calcext:value-type="float">
            <text:p>380160684</text:p>
          </table:table-cell>
        </table:table-row>
        <table:table-row table:style-name="ro1">
          <table:table-cell office:value-type="float" office:value="1424689024" calcext:value-type="float">
            <text:p>1424689024</text:p>
          </table:table-cell>
        </table:table-row>
        <table:table-row table:style-name="ro1">
          <table:table-cell office:value-type="float" office:value="499543132" calcext:value-type="float">
            <text:p>499543132</text:p>
          </table:table-cell>
        </table:table-row>
        <table:table-row table:style-name="ro1">
          <table:table-cell office:value-type="float" office:value="453201244" calcext:value-type="float">
            <text:p>453201244</text:p>
          </table:table-cell>
        </table:table-row>
        <table:table-row table:style-name="ro1">
          <table:table-cell office:value-type="float" office:value="452527742" calcext:value-type="float">
            <text:p>452527742</text:p>
          </table:table-cell>
        </table:table-row>
        <table:table-row table:style-name="ro1">
          <table:table-cell office:value-type="float" office:value="-862000168" calcext:value-type="float">
            <text:p>-862000168</text:p>
          </table:table-cell>
        </table:table-row>
        <table:table-row table:style-name="ro1">
          <table:table-cell office:value-type="float" office:value="1358163352" calcext:value-type="float">
            <text:p>1358163352</text:p>
          </table:table-cell>
        </table:table-row>
        <table:table-row table:style-name="ro1">
          <table:table-cell office:value-type="float" office:value="230593614" calcext:value-type="float">
            <text:p>230593614</text:p>
          </table:table-cell>
        </table:table-row>
        <table:table-row table:style-name="ro1">
          <table:table-cell office:value-type="float" office:value="-224509946" calcext:value-type="float">
            <text:p>-224509946</text:p>
          </table:table-cell>
        </table:table-row>
        <table:table-row table:style-name="ro1">
          <table:table-cell office:value-type="float" office:value="-1729397206" calcext:value-type="float">
            <text:p>-1729397206</text:p>
          </table:table-cell>
        </table:table-row>
        <table:table-row table:style-name="ro1">
          <table:table-cell office:value-type="float" office:value="-504221774" calcext:value-type="float">
            <text:p>-504221774</text:p>
          </table:table-cell>
        </table:table-row>
        <table:table-row table:style-name="ro1">
          <table:table-cell office:value-type="float" office:value="347101380" calcext:value-type="float">
            <text:p>347101380</text:p>
          </table:table-cell>
        </table:table-row>
        <table:table-row table:style-name="ro1">
          <table:table-cell office:value-type="float" office:value="-65861324" calcext:value-type="float">
            <text:p>-65861324</text:p>
          </table:table-cell>
        </table:table-row>
        <table:table-row table:style-name="ro1">
          <table:table-cell office:value-type="float" office:value="-679670128" calcext:value-type="float">
            <text:p>-679670128</text:p>
          </table:table-cell>
        </table:table-row>
        <table:table-row table:style-name="ro1">
          <table:table-cell office:value-type="float" office:value="-3003930" calcext:value-type="float">
            <text:p>-3003930</text:p>
          </table:table-cell>
        </table:table-row>
        <table:table-row table:style-name="ro1">
          <table:table-cell office:value-type="float" office:value="-989772560" calcext:value-type="float">
            <text:p>-989772560</text:p>
          </table:table-cell>
        </table:table-row>
        <table:table-row table:style-name="ro1">
          <table:table-cell office:value-type="float" office:value="-1275228372" calcext:value-type="float">
            <text:p>-1275228372</text:p>
          </table:table-cell>
        </table:table-row>
        <table:table-row table:style-name="ro1">
          <table:table-cell office:value-type="float" office:value="22647948" calcext:value-type="float">
            <text:p>22647948</text:p>
          </table:table-cell>
        </table:table-row>
        <table:table-row table:style-name="ro1">
          <table:table-cell office:value-type="float" office:value="-479734788" calcext:value-type="float">
            <text:p>-479734788</text:p>
          </table:table-cell>
        </table:table-row>
        <table:table-row table:style-name="ro1">
          <table:table-cell office:value-type="float" office:value="-44825610" calcext:value-type="float">
            <text:p>-44825610</text:p>
          </table:table-cell>
        </table:table-row>
        <table:table-row table:style-name="ro1">
          <table:table-cell office:value-type="float" office:value="-30995390" calcext:value-type="float">
            <text:p>-30995390</text:p>
          </table:table-cell>
        </table:table-row>
        <table:table-row table:style-name="ro1">
          <table:table-cell office:value-type="float" office:value="-40955018" calcext:value-type="float">
            <text:p>-40955018</text:p>
          </table:table-cell>
        </table:table-row>
        <table:table-row table:style-name="ro1">
          <table:table-cell office:value-type="float" office:value="598566126" calcext:value-type="float">
            <text:p>598566126</text:p>
          </table:table-cell>
        </table:table-row>
        <table:table-row table:style-name="ro1">
          <table:table-cell office:value-type="float" office:value="-1587293460" calcext:value-type="float">
            <text:p>-1587293460</text:p>
          </table:table-cell>
        </table:table-row>
        <table:table-row table:style-name="ro1">
          <table:table-cell office:value-type="float" office:value="388546052" calcext:value-type="float">
            <text:p>388546052</text:p>
          </table:table-cell>
        </table:table-row>
        <table:table-row table:style-name="ro1">
          <table:table-cell office:value-type="float" office:value="-736431486" calcext:value-type="float">
            <text:p>-736431486</text:p>
          </table:table-cell>
        </table:table-row>
        <table:table-row table:style-name="ro1">
          <table:table-cell office:value-type="float" office:value="-204232666" calcext:value-type="float">
            <text:p>-204232666</text:p>
          </table:table-cell>
        </table:table-row>
        <table:table-row table:style-name="ro1">
          <table:table-cell office:value-type="float" office:value="86006062" calcext:value-type="float">
            <text:p>86006062</text:p>
          </table:table-cell>
        </table:table-row>
        <table:table-row table:style-name="ro1">
          <table:table-cell office:value-type="float" office:value="-170462160" calcext:value-type="float">
            <text:p>-170462160</text:p>
          </table:table-cell>
        </table:table-row>
        <table:table-row table:style-name="ro1">
          <table:table-cell office:value-type="float" office:value="397060554" calcext:value-type="float">
            <text:p>397060554</text:p>
          </table:table-cell>
        </table:table-row>
        <table:table-row table:style-name="ro1">
          <table:table-cell office:value-type="float" office:value="814327684" calcext:value-type="float">
            <text:p>814327684</text:p>
          </table:table-cell>
        </table:table-row>
        <table:table-row table:style-name="ro1">
          <table:table-cell office:value-type="float" office:value="-40497780" calcext:value-type="float">
            <text:p>-40497780</text:p>
          </table:table-cell>
        </table:table-row>
        <table:table-row table:style-name="ro1">
          <table:table-cell office:value-type="float" office:value="-688983136" calcext:value-type="float">
            <text:p>-688983136</text:p>
          </table:table-cell>
        </table:table-row>
        <table:table-row table:style-name="ro1">
          <table:table-cell office:value-type="float" office:value="851230670" calcext:value-type="float">
            <text:p>851230670</text:p>
          </table:table-cell>
        </table:table-row>
        <table:table-row table:style-name="ro1">
          <table:table-cell office:value-type="float" office:value="-209424554" calcext:value-type="float">
            <text:p>-209424554</text:p>
          </table:table-cell>
        </table:table-row>
        <table:table-row table:style-name="ro1">
          <table:table-cell office:value-type="float" office:value="-156278408" calcext:value-type="float">
            <text:p>-156278408</text:p>
          </table:table-cell>
        </table:table-row>
        <table:table-row table:style-name="ro1">
          <table:table-cell office:value-type="float" office:value="184969730" calcext:value-type="float">
            <text:p>184969730</text:p>
          </table:table-cell>
        </table:table-row>
        <table:table-row table:style-name="ro1">
          <table:table-cell office:value-type="float" office:value="-98597492" calcext:value-type="float">
            <text:p>-98597492</text:p>
          </table:table-cell>
        </table:table-row>
        <table:table-row table:style-name="ro1">
          <table:table-cell office:value-type="float" office:value="207922570" calcext:value-type="float">
            <text:p>207922570</text:p>
          </table:table-cell>
        </table:table-row>
        <table:table-row table:style-name="ro1">
          <table:table-cell office:value-type="float" office:value="930007918" calcext:value-type="float">
            <text:p>930007918</text:p>
          </table:table-cell>
        </table:table-row>
        <table:table-row table:style-name="ro1">
          <table:table-cell office:value-type="float" office:value="-249927588" calcext:value-type="float">
            <text:p>-249927588</text:p>
          </table:table-cell>
        </table:table-row>
        <table:table-row table:style-name="ro1">
          <table:table-cell office:value-type="float" office:value="1597973222" calcext:value-type="float">
            <text:p>1597973222</text:p>
          </table:table-cell>
        </table:table-row>
        <table:table-row table:style-name="ro1">
          <table:table-cell office:value-type="float" office:value="-197581722" calcext:value-type="float">
            <text:p>-197581722</text:p>
          </table:table-cell>
        </table:table-row>
        <table:table-row table:style-name="ro1">
          <table:table-cell office:value-type="float" office:value="-96966982" calcext:value-type="float">
            <text:p>-96966982</text:p>
          </table:table-cell>
        </table:table-row>
        <table:table-row table:style-name="ro1">
          <table:table-cell office:value-type="float" office:value="138304596" calcext:value-type="float">
            <text:p>138304596</text:p>
          </table:table-cell>
        </table:table-row>
        <table:table-row table:style-name="ro1">
          <table:table-cell office:value-type="float" office:value="401747650" calcext:value-type="float">
            <text:p>401747650</text:p>
          </table:table-cell>
        </table:table-row>
        <table:table-row table:style-name="ro1">
          <table:table-cell office:value-type="float" office:value="166466940" calcext:value-type="float">
            <text:p>166466940</text:p>
          </table:table-cell>
        </table:table-row>
        <table:table-row table:style-name="ro1">
          <table:table-cell office:value-type="float" office:value="-220050450" calcext:value-type="float">
            <text:p>-220050450</text:p>
          </table:table-cell>
        </table:table-row>
        <table:table-row table:style-name="ro1">
          <table:table-cell office:value-type="float" office:value="175469310" calcext:value-type="float">
            <text:p>175469310</text:p>
          </table:table-cell>
        </table:table-row>
        <table:table-row table:style-name="ro1">
          <table:table-cell office:value-type="float" office:value="-43801410" calcext:value-type="float">
            <text:p>-43801410</text:p>
          </table:table-cell>
        </table:table-row>
        <table:table-row table:style-name="ro1">
          <table:table-cell office:value-type="float" office:value="60850976" calcext:value-type="float">
            <text:p>60850976</text:p>
          </table:table-cell>
        </table:table-row>
        <table:table-row table:style-name="ro1">
          <table:table-cell office:value-type="float" office:value="-20315510" calcext:value-type="float">
            <text:p>-20315510</text:p>
          </table:table-cell>
        </table:table-row>
        <table:table-row table:style-name="ro1">
          <table:table-cell office:value-type="float" office:value="39496510" calcext:value-type="float">
            <text:p>39496510</text:p>
          </table:table-cell>
        </table:table-row>
        <table:table-row table:style-name="ro1">
          <table:table-cell office:value-type="float" office:value="278147900" calcext:value-type="float">
            <text:p>278147900</text:p>
          </table:table-cell>
        </table:table-row>
        <table:table-row table:style-name="ro1">
          <table:table-cell office:value-type="float" office:value="-552885094" calcext:value-type="float">
            <text:p>-552885094</text:p>
          </table:table-cell>
        </table:table-row>
        <table:table-row table:style-name="ro1">
          <table:table-cell office:value-type="float" office:value="143686950" calcext:value-type="float">
            <text:p>143686950</text:p>
          </table:table-cell>
        </table:table-row>
        <table:table-row table:style-name="ro1">
          <table:table-cell office:value-type="float" office:value="434850700" calcext:value-type="float">
            <text:p>434850700</text:p>
          </table:table-cell>
        </table:table-row>
        <table:table-row table:style-name="ro1">
          <table:table-cell office:value-type="float" office:value="-1796418866" calcext:value-type="float">
            <text:p>-1796418866</text:p>
          </table:table-cell>
        </table:table-row>
        <table:table-row table:style-name="ro1">
          <table:table-cell office:value-type="float" office:value="-464391490" calcext:value-type="float">
            <text:p>-464391490</text:p>
          </table:table-cell>
        </table:table-row>
        <table:table-row table:style-name="ro1">
          <table:table-cell office:value-type="float" office:value="593055040" calcext:value-type="float">
            <text:p>593055040</text:p>
          </table:table-cell>
        </table:table-row>
        <table:table-row table:style-name="ro1">
          <table:table-cell office:value-type="float" office:value="-42342330" calcext:value-type="float">
            <text:p>-42342330</text:p>
          </table:table-cell>
        </table:table-row>
        <table:table-row table:style-name="ro1">
          <table:table-cell office:value-type="float" office:value="-457716124" calcext:value-type="float">
            <text:p>-457716124</text:p>
          </table:table-cell>
        </table:table-row>
        <table:table-row table:style-name="ro1">
          <table:table-cell office:value-type="float" office:value="-799475744" calcext:value-type="float">
            <text:p>-799475744</text:p>
          </table:table-cell>
        </table:table-row>
        <table:table-row table:style-name="ro1">
          <table:table-cell office:value-type="float" office:value="445530508" calcext:value-type="float">
            <text:p>445530508</text:p>
          </table:table-cell>
        </table:table-row>
        <table:table-row table:style-name="ro1">
          <table:table-cell office:value-type="float" office:value="454750492" calcext:value-type="float">
            <text:p>454750492</text:p>
          </table:table-cell>
        </table:table-row>
        <table:table-row table:style-name="ro1">
          <table:table-cell office:value-type="float" office:value="450912354" calcext:value-type="float">
            <text:p>450912354</text:p>
          </table:table-cell>
        </table:table-row>
        <table:table-row table:style-name="ro1">
          <table:table-cell office:value-type="float" office:value="418095692" calcext:value-type="float">
            <text:p>418095692</text:p>
          </table:table-cell>
        </table:table-row>
        <table:table-row table:style-name="ro1">
          <table:table-cell office:value-type="float" office:value="1914868940" calcext:value-type="float">
            <text:p>1914868940</text:p>
          </table:table-cell>
        </table:table-row>
        <table:table-row table:style-name="ro1">
          <table:table-cell office:value-type="float" office:value="337754422" calcext:value-type="float">
            <text:p>337754422</text:p>
          </table:table-cell>
        </table:table-row>
        <table:table-row table:style-name="ro1">
          <table:table-cell office:value-type="float" office:value="559393528" calcext:value-type="float">
            <text:p>559393528</text:p>
          </table:table-cell>
        </table:table-row>
        <table:table-row table:style-name="ro1">
          <table:table-cell office:value-type="float" office:value="-455493954" calcext:value-type="float">
            <text:p>-455493954</text:p>
          </table:table-cell>
        </table:table-row>
        <table:table-row table:style-name="ro1">
          <table:table-cell office:value-type="float" office:value="-1440159104" calcext:value-type="float">
            <text:p>-1440159104</text:p>
          </table:table-cell>
        </table:table-row>
        <table:table-row table:style-name="ro1">
          <table:table-cell office:value-type="float" office:value="498208776" calcext:value-type="float">
            <text:p>498208776</text:p>
          </table:table-cell>
        </table:table-row>
        <table:table-row table:style-name="ro1">
          <table:table-cell office:value-type="float" office:value="-1665632544" calcext:value-type="float">
            <text:p>-1665632544</text:p>
          </table:table-cell>
        </table:table-row>
        <table:table-row table:style-name="ro1">
          <table:table-cell office:value-type="float" office:value="196951958" calcext:value-type="float">
            <text:p>196951958</text:p>
          </table:table-cell>
        </table:table-row>
        <table:table-row table:style-name="ro1">
          <table:table-cell office:value-type="float" office:value="-402701524" calcext:value-type="float">
            <text:p>-402701524</text:p>
          </table:table-cell>
        </table:table-row>
        <table:table-row table:style-name="ro1">
          <table:table-cell office:value-type="float" office:value="-287211880" calcext:value-type="float">
            <text:p>-287211880</text:p>
          </table:table-cell>
        </table:table-row>
        <table:table-row table:style-name="ro1">
          <table:table-cell office:value-type="float" office:value="-163796822" calcext:value-type="float">
            <text:p>-163796822</text:p>
          </table:table-cell>
        </table:table-row>
        <table:table-row table:style-name="ro1">
          <table:table-cell office:value-type="float" office:value="-89475752" calcext:value-type="float">
            <text:p>-89475752</text:p>
          </table:table-cell>
        </table:table-row>
        <table:table-row table:style-name="ro1">
          <table:table-cell office:value-type="float" office:value="505504188" calcext:value-type="float">
            <text:p>505504188</text:p>
          </table:table-cell>
        </table:table-row>
        <table:table-row table:style-name="ro1">
          <table:table-cell office:value-type="float" office:value="-1058261110" calcext:value-type="float">
            <text:p>-1058261110</text:p>
          </table:table-cell>
        </table:table-row>
        <table:table-row table:style-name="ro1">
          <table:table-cell office:value-type="float" office:value="597469934" calcext:value-type="float">
            <text:p>597469934</text:p>
          </table:table-cell>
        </table:table-row>
        <table:table-row table:style-name="ro1">
          <table:table-cell office:value-type="float" office:value="-654650244" calcext:value-type="float">
            <text:p>-654650244</text:p>
          </table:table-cell>
        </table:table-row>
        <table:table-row table:style-name="ro1">
          <table:table-cell office:value-type="float" office:value="407461486" calcext:value-type="float">
            <text:p>407461486</text:p>
          </table:table-cell>
        </table:table-row>
        <table:table-row table:style-name="ro1">
          <table:table-cell office:value-type="float" office:value="-780195002" calcext:value-type="float">
            <text:p>-780195002</text:p>
          </table:table-cell>
        </table:table-row>
        <table:table-row table:style-name="ro1">
          <table:table-cell office:value-type="float" office:value="-306396896" calcext:value-type="float">
            <text:p>-306396896</text:p>
          </table:table-cell>
        </table:table-row>
        <table:table-row table:style-name="ro1">
          <table:table-cell office:value-type="float" office:value="-1109948214" calcext:value-type="float">
            <text:p>-1109948214</text:p>
          </table:table-cell>
        </table:table-row>
        <table:table-row table:style-name="ro1">
          <table:table-cell office:value-type="float" office:value="552176024" calcext:value-type="float">
            <text:p>552176024</text:p>
          </table:table-cell>
        </table:table-row>
        <table:table-row table:style-name="ro1">
          <table:table-cell office:value-type="float" office:value="68233788" calcext:value-type="float">
            <text:p>68233788</text:p>
          </table:table-cell>
        </table:table-row>
        <table:table-row table:style-name="ro1">
          <table:table-cell office:value-type="float" office:value="-755473330" calcext:value-type="float">
            <text:p>-755473330</text:p>
          </table:table-cell>
        </table:table-row>
        <table:table-row table:style-name="ro1">
          <table:table-cell office:value-type="float" office:value="1592095310" calcext:value-type="float">
            <text:p>1592095310</text:p>
          </table:table-cell>
        </table:table-row>
        <table:table-row table:style-name="ro1">
          <table:table-cell office:value-type="float" office:value="972722814" calcext:value-type="float">
            <text:p>972722814</text:p>
          </table:table-cell>
        </table:table-row>
        <table:table-row table:style-name="ro1">
          <table:table-cell office:value-type="float" office:value="673329214" calcext:value-type="float">
            <text:p>673329214</text:p>
          </table:table-cell>
        </table:table-row>
        <table:table-row table:style-name="ro1">
          <table:table-cell office:value-type="float" office:value="-688649408" calcext:value-type="float">
            <text:p>-688649408</text:p>
          </table:table-cell>
        </table:table-row>
        <table:table-row table:style-name="ro1">
          <table:table-cell office:value-type="float" office:value="-43672504" calcext:value-type="float">
            <text:p>-43672504</text:p>
          </table:table-cell>
        </table:table-row>
        <table:table-row table:style-name="ro1">
          <table:table-cell office:value-type="float" office:value="-1074242482" calcext:value-type="float">
            <text:p>-1074242482</text:p>
          </table:table-cell>
        </table:table-row>
        <table:table-row table:style-name="ro1">
          <table:table-cell office:value-type="float" office:value="11634334" calcext:value-type="float">
            <text:p>11634334</text:p>
          </table:table-cell>
        </table:table-row>
        <table:table-row table:style-name="ro1">
          <table:table-cell office:value-type="float" office:value="446063918" calcext:value-type="float">
            <text:p>446063918</text:p>
          </table:table-cell>
        </table:table-row>
        <table:table-row table:style-name="ro1">
          <table:table-cell office:value-type="float" office:value="171464064" calcext:value-type="float">
            <text:p>171464064</text:p>
          </table:table-cell>
        </table:table-row>
        <table:table-row table:style-name="ro1">
          <table:table-cell office:value-type="float" office:value="-38829686" calcext:value-type="float">
            <text:p>-38829686</text:p>
          </table:table-cell>
        </table:table-row>
        <table:table-row table:style-name="ro1">
          <table:table-cell office:value-type="float" office:value="-55807496" calcext:value-type="float">
            <text:p>-55807496</text:p>
          </table:table-cell>
        </table:table-row>
        <table:table-row table:style-name="ro1">
          <table:table-cell office:value-type="float" office:value="774163548" calcext:value-type="float">
            <text:p>774163548</text:p>
          </table:table-cell>
        </table:table-row>
        <table:table-row table:style-name="ro1">
          <table:table-cell office:value-type="float" office:value="-195287024" calcext:value-type="float">
            <text:p>-195287024</text:p>
          </table:table-cell>
        </table:table-row>
        <table:table-row table:style-name="ro1">
          <table:table-cell office:value-type="float" office:value="174634878" calcext:value-type="float">
            <text:p>174634878</text:p>
          </table:table-cell>
        </table:table-row>
        <table:table-row table:style-name="ro1">
          <table:table-cell office:value-type="float" office:value="-62352974" calcext:value-type="float">
            <text:p>-62352974</text:p>
          </table:table-cell>
        </table:table-row>
        <table:table-row table:style-name="ro1">
          <table:table-cell office:value-type="float" office:value="368020758" calcext:value-type="float">
            <text:p>368020758</text:p>
          </table:table-cell>
        </table:table-row>
        <table:table-row table:style-name="ro1">
          <table:table-cell office:value-type="float" office:value="1301683786" calcext:value-type="float">
            <text:p>1301683786</text:p>
          </table:table-cell>
        </table:table-row>
        <table:table-row table:style-name="ro1">
          <table:table-cell office:value-type="float" office:value="849155994" calcext:value-type="float">
            <text:p>849155994</text:p>
          </table:table-cell>
        </table:table-row>
        <table:table-row table:style-name="ro1">
          <table:table-cell office:value-type="float" office:value="-83827532" calcext:value-type="float">
            <text:p>-83827532</text:p>
          </table:table-cell>
        </table:table-row>
        <table:table-row table:style-name="ro1">
          <table:table-cell office:value-type="float" office:value="-221248766" calcext:value-type="float">
            <text:p>-221248766</text:p>
          </table:table-cell>
        </table:table-row>
        <table:table-row table:style-name="ro1">
          <table:table-cell office:value-type="float" office:value="-754805798" calcext:value-type="float">
            <text:p>-754805798</text:p>
          </table:table-cell>
        </table:table-row>
        <table:table-row table:style-name="ro1">
          <table:table-cell office:value-type="float" office:value="-65146276" calcext:value-type="float">
            <text:p>-65146276</text:p>
          </table:table-cell>
        </table:table-row>
        <table:table-row table:style-name="ro1">
          <table:table-cell office:value-type="float" office:value="45513124" calcext:value-type="float">
            <text:p>45513124</text:p>
          </table:table-cell>
        </table:table-row>
        <table:table-row table:style-name="ro1">
          <table:table-cell office:value-type="float" office:value="-103770884" calcext:value-type="float">
            <text:p>-103770884</text:p>
          </table:table-cell>
        </table:table-row>
        <table:table-row table:style-name="ro1">
          <table:table-cell office:value-type="float" office:value="-1855104292" calcext:value-type="float">
            <text:p>-1855104292</text:p>
          </table:table-cell>
        </table:table-row>
        <table:table-row table:style-name="ro1">
          <table:table-cell office:value-type="float" office:value="-844836282" calcext:value-type="float">
            <text:p>-844836282</text:p>
          </table:table-cell>
        </table:table-row>
        <table:table-row table:style-name="ro1">
          <table:table-cell office:value-type="float" office:value="1014392730" calcext:value-type="float">
            <text:p>1014392730</text:p>
          </table:table-cell>
        </table:table-row>
        <table:table-row table:style-name="ro1">
          <table:table-cell office:value-type="float" office:value="1179562416" calcext:value-type="float">
            <text:p>1179562416</text:p>
          </table:table-cell>
        </table:table-row>
        <table:table-row table:style-name="ro1">
          <table:table-cell office:value-type="float" office:value="1116075344" calcext:value-type="float">
            <text:p>1116075344</text:p>
          </table:table-cell>
        </table:table-row>
        <table:table-row table:style-name="ro1">
          <table:table-cell office:value-type="float" office:value="-166300246" calcext:value-type="float">
            <text:p>-166300246</text:p>
          </table:table-cell>
        </table:table-row>
        <table:table-row table:style-name="ro1">
          <table:table-cell office:value-type="float" office:value="255634402" calcext:value-type="float">
            <text:p>255634402</text:p>
          </table:table-cell>
        </table:table-row>
        <table:table-row table:style-name="ro1">
          <table:table-cell office:value-type="float" office:value="-794592622" calcext:value-type="float">
            <text:p>-794592622</text:p>
          </table:table-cell>
        </table:table-row>
        <table:table-row table:style-name="ro1">
          <table:table-cell office:value-type="float" office:value="-383058126" calcext:value-type="float">
            <text:p>-383058126</text:p>
          </table:table-cell>
        </table:table-row>
        <table:table-row table:style-name="ro1">
          <table:table-cell office:value-type="float" office:value="-1420803458" calcext:value-type="float">
            <text:p>-1420803458</text:p>
          </table:table-cell>
        </table:table-row>
        <table:table-row table:style-name="ro1">
          <table:table-cell office:value-type="float" office:value="-1638604794" calcext:value-type="float">
            <text:p>-1638604794</text:p>
          </table:table-cell>
        </table:table-row>
        <table:table-row table:style-name="ro1">
          <table:table-cell office:value-type="float" office:value="-1318686628" calcext:value-type="float">
            <text:p>-1318686628</text:p>
          </table:table-cell>
        </table:table-row>
        <table:table-row table:style-name="ro1">
          <table:table-cell office:value-type="float" office:value="1165888376" calcext:value-type="float">
            <text:p>1165888376</text:p>
          </table:table-cell>
        </table:table-row>
        <table:table-row table:style-name="ro1">
          <table:table-cell office:value-type="float" office:value="-536870908" calcext:value-type="float">
            <text:p>-536870908</text:p>
          </table:table-cell>
        </table:table-row>
        <table:table-row table:style-name="ro1">
          <table:table-cell office:value-type="float" office:value="485235492" calcext:value-type="float">
            <text:p>485235492</text:p>
          </table:table-cell>
        </table:table-row>
        <table:table-row table:style-name="ro1">
          <table:table-cell office:value-type="float" office:value="-197815878" calcext:value-type="float">
            <text:p>-197815878</text:p>
          </table:table-cell>
        </table:table-row>
        <table:table-row table:style-name="ro1">
          <table:table-cell office:value-type="float" office:value="633671066" calcext:value-type="float">
            <text:p>633671066</text:p>
          </table:table-cell>
        </table:table-row>
        <table:table-row table:style-name="ro1">
          <table:table-cell office:value-type="float" office:value="-33910566" calcext:value-type="float">
            <text:p>-33910566</text:p>
          </table:table-cell>
        </table:table-row>
        <table:table-row table:style-name="ro1">
          <table:table-cell office:value-type="float" office:value="-750133100" calcext:value-type="float">
            <text:p>-750133100</text:p>
          </table:table-cell>
        </table:table-row>
        <table:table-row table:style-name="ro1">
          <table:table-cell office:value-type="float" office:value="284945924" calcext:value-type="float">
            <text:p>284945924</text:p>
          </table:table-cell>
        </table:table-row>
        <table:table-row table:style-name="ro1">
          <table:table-cell office:value-type="float" office:value="-25821616" calcext:value-type="float">
            <text:p>-25821616</text:p>
          </table:table-cell>
        </table:table-row>
        <table:table-row table:style-name="ro1">
          <table:table-cell office:value-type="float" office:value="901806024" calcext:value-type="float">
            <text:p>901806024</text:p>
          </table:table-cell>
        </table:table-row>
        <table:table-row table:style-name="ro1">
          <table:table-cell office:value-type="float" office:value="409209812" calcext:value-type="float">
            <text:p>409209812</text:p>
          </table:table-cell>
        </table:table-row>
        <table:table-row table:style-name="ro1">
          <table:table-cell office:value-type="float" office:value="661152584" calcext:value-type="float">
            <text:p>661152584</text:p>
          </table:table-cell>
        </table:table-row>
        <table:table-row table:style-name="ro1">
          <table:table-cell office:value-type="float" office:value="78663200" calcext:value-type="float">
            <text:p>78663200</text:p>
          </table:table-cell>
        </table:table-row>
        <table:table-row table:style-name="ro1">
          <table:table-cell office:value-type="float" office:value="136338924" calcext:value-type="float">
            <text:p>136338924</text:p>
          </table:table-cell>
        </table:table-row>
        <table:table-row table:style-name="ro1">
          <table:table-cell office:value-type="float" office:value="-288155016" calcext:value-type="float">
            <text:p>-288155016</text:p>
          </table:table-cell>
        </table:table-row>
        <table:table-row table:style-name="ro1">
          <table:table-cell office:value-type="float" office:value="1442828546" calcext:value-type="float">
            <text:p>1442828546</text:p>
          </table:table-cell>
        </table:table-row>
        <table:table-row table:style-name="ro1">
          <table:table-cell office:value-type="float" office:value="-397400190" calcext:value-type="float">
            <text:p>-397400190</text:p>
          </table:table-cell>
        </table:table-row>
        <table:table-row table:style-name="ro1">
          <table:table-cell office:value-type="float" office:value="-397384942" calcext:value-type="float">
            <text:p>-397384942</text:p>
          </table:table-cell>
        </table:table-row>
        <table:table-row table:style-name="ro1">
          <table:table-cell office:value-type="float" office:value="-1644940428" calcext:value-type="float">
            <text:p>-1644940428</text:p>
          </table:table-cell>
        </table:table-row>
        <table:table-row table:style-name="ro1">
          <table:table-cell office:value-type="float" office:value="-120710490" calcext:value-type="float">
            <text:p>-120710490</text:p>
          </table:table-cell>
        </table:table-row>
        <table:table-row table:style-name="ro1">
          <table:table-cell office:value-type="float" office:value="-799141982" calcext:value-type="float">
            <text:p>-799141982</text:p>
          </table:table-cell>
        </table:table-row>
        <table:table-row table:style-name="ro1">
          <table:table-cell office:value-type="float" office:value="406409196" calcext:value-type="float">
            <text:p>406409196</text:p>
          </table:table-cell>
        </table:table-row>
        <table:table-row table:style-name="ro1">
          <table:table-cell office:value-type="float" office:value="-1299001058" calcext:value-type="float">
            <text:p>-1299001058</text:p>
          </table:table-cell>
        </table:table-row>
        <table:table-row table:style-name="ro1">
          <table:table-cell office:value-type="float" office:value="329042764" calcext:value-type="float">
            <text:p>329042764</text:p>
          </table:table-cell>
        </table:table-row>
        <table:table-row table:style-name="ro1">
          <table:table-cell office:value-type="float" office:value="113830226" calcext:value-type="float">
            <text:p>113830226</text:p>
          </table:table-cell>
        </table:table-row>
        <table:table-row table:style-name="ro1">
          <table:table-cell office:value-type="float" office:value="57476262" calcext:value-type="float">
            <text:p>57476262</text:p>
          </table:table-cell>
        </table:table-row>
        <table:table-row table:style-name="ro1">
          <table:table-cell office:value-type="float" office:value="158819270" calcext:value-type="float">
            <text:p>158819270</text:p>
          </table:table-cell>
        </table:table-row>
        <table:table-row table:style-name="ro1">
          <table:table-cell office:value-type="float" office:value="1688608994" calcext:value-type="float">
            <text:p>1688608994</text:p>
          </table:table-cell>
        </table:table-row>
        <table:table-row table:style-name="ro1">
          <table:table-cell office:value-type="float" office:value="108194240" calcext:value-type="float">
            <text:p>108194240</text:p>
          </table:table-cell>
        </table:table-row>
        <table:table-row table:style-name="ro1">
          <table:table-cell office:value-type="float" office:value="337248868" calcext:value-type="float">
            <text:p>337248868</text:p>
          </table:table-cell>
        </table:table-row>
        <table:table-row table:style-name="ro1">
          <table:table-cell office:value-type="float" office:value="-1937391532" calcext:value-type="float">
            <text:p>-1937391532</text:p>
          </table:table-cell>
        </table:table-row>
        <table:table-row table:style-name="ro1">
          <table:table-cell office:value-type="float" office:value="-370737816" calcext:value-type="float">
            <text:p>-370737816</text:p>
          </table:table-cell>
        </table:table-row>
        <table:table-row table:style-name="ro1">
          <table:table-cell office:value-type="float" office:value="1547630010" calcext:value-type="float">
            <text:p>1547630010</text:p>
          </table:table-cell>
        </table:table-row>
        <table:table-row table:style-name="ro1">
          <table:table-cell office:value-type="float" office:value="386705124" calcext:value-type="float">
            <text:p>386705124</text:p>
          </table:table-cell>
        </table:table-row>
        <table:table-row table:style-name="ro1">
          <table:table-cell office:value-type="float" office:value="-302291272" calcext:value-type="float">
            <text:p>-302291272</text:p>
          </table:table-cell>
        </table:table-row>
        <table:table-row table:style-name="ro1">
          <table:table-cell office:value-type="float" office:value="106159484" calcext:value-type="float">
            <text:p>106159484</text:p>
          </table:table-cell>
        </table:table-row>
        <table:table-row table:style-name="ro1">
          <table:table-cell office:value-type="float" office:value="-123614134" calcext:value-type="float">
            <text:p>-123614134</text:p>
          </table:table-cell>
        </table:table-row>
        <table:table-row table:style-name="ro1">
          <table:table-cell office:value-type="float" office:value="912919938" calcext:value-type="float">
            <text:p>912919938</text:p>
          </table:table-cell>
        </table:table-row>
        <table:table-row table:style-name="ro1">
          <table:table-cell office:value-type="float" office:value="-187282474" calcext:value-type="float">
            <text:p>-187282474</text:p>
          </table:table-cell>
        </table:table-row>
        <table:table-row table:style-name="ro1">
          <table:table-cell office:value-type="float" office:value="538706676" calcext:value-type="float">
            <text:p>538706676</text:p>
          </table:table-cell>
        </table:table-row>
        <table:table-row table:style-name="ro1">
          <table:table-cell office:value-type="float" office:value="-1414623388" calcext:value-type="float">
            <text:p>-1414623388</text:p>
          </table:table-cell>
        </table:table-row>
        <table:table-row table:style-name="ro1">
          <table:table-cell office:value-type="float" office:value="-140510338" calcext:value-type="float">
            <text:p>-140510338</text:p>
          </table:table-cell>
        </table:table-row>
        <table:table-row table:style-name="ro1">
          <table:table-cell office:value-type="float" office:value="2047708612" calcext:value-type="float">
            <text:p>2047708612</text:p>
          </table:table-cell>
        </table:table-row>
        <table:table-row table:style-name="ro1">
          <table:table-cell office:value-type="float" office:value="-392736630" calcext:value-type="float">
            <text:p>-392736630</text:p>
          </table:table-cell>
        </table:table-row>
        <table:table-row table:style-name="ro1">
          <table:table-cell office:value-type="float" office:value="50086106" calcext:value-type="float">
            <text:p>50086106</text:p>
          </table:table-cell>
        </table:table-row>
        <table:table-row table:style-name="ro1">
          <table:table-cell office:value-type="float" office:value="366937744" calcext:value-type="float">
            <text:p>366937744</text:p>
          </table:table-cell>
        </table:table-row>
        <table:table-row table:style-name="ro1">
          <table:table-cell office:value-type="float" office:value="76040560" calcext:value-type="float">
            <text:p>76040560</text:p>
          </table:table-cell>
        </table:table-row>
        <table:table-row table:style-name="ro1">
          <table:table-cell office:value-type="float" office:value="-41836772" calcext:value-type="float">
            <text:p>-41836772</text:p>
          </table:table-cell>
        </table:table-row>
        <table:table-row table:style-name="ro1">
          <table:table-cell office:value-type="float" office:value="1045297128" calcext:value-type="float">
            <text:p>1045297128</text:p>
          </table:table-cell>
        </table:table-row>
        <table:table-row table:style-name="ro1">
          <table:table-cell office:value-type="float" office:value="-405742324" calcext:value-type="float">
            <text:p>-405742324</text:p>
          </table:table-cell>
        </table:table-row>
        <table:table-row table:style-name="ro1">
          <table:table-cell office:value-type="float" office:value="577992824" calcext:value-type="float">
            <text:p>577992824</text:p>
          </table:table-cell>
        </table:table-row>
        <table:table-row table:style-name="ro1">
          <table:table-cell office:value-type="float" office:value="1823737486" calcext:value-type="float">
            <text:p>1823737486</text:p>
          </table:table-cell>
        </table:table-row>
        <table:table-row table:style-name="ro1">
          <table:table-cell office:value-type="float" office:value="-294262386" calcext:value-type="float">
            <text:p>-294262386</text:p>
          </table:table-cell>
        </table:table-row>
        <table:table-row table:style-name="ro1">
          <table:table-cell office:value-type="float" office:value="-1508806706" calcext:value-type="float">
            <text:p>-1508806706</text:p>
          </table:table-cell>
        </table:table-row>
        <table:table-row table:style-name="ro1">
          <table:table-cell office:value-type="float" office:value="1799092336" calcext:value-type="float">
            <text:p>1799092336</text:p>
          </table:table-cell>
        </table:table-row>
        <table:table-row table:style-name="ro1">
          <table:table-cell office:value-type="float" office:value="-131676602" calcext:value-type="float">
            <text:p>-131676602</text:p>
          </table:table-cell>
        </table:table-row>
        <table:table-row table:style-name="ro1">
          <table:table-cell office:value-type="float" office:value="-863811376" calcext:value-type="float">
            <text:p>-863811376</text:p>
          </table:table-cell>
        </table:table-row>
        <table:table-row table:style-name="ro1">
          <table:table-cell office:value-type="float" office:value="-833784906" calcext:value-type="float">
            <text:p>-833784906</text:p>
          </table:table-cell>
        </table:table-row>
        <table:table-row table:style-name="ro1">
          <table:table-cell office:value-type="float" office:value="5507126" calcext:value-type="float">
            <text:p>5507126</text:p>
          </table:table-cell>
        </table:table-row>
        <table:table-row table:style-name="ro1">
          <table:table-cell office:value-type="float" office:value="1691731808" calcext:value-type="float">
            <text:p>1691731808</text:p>
          </table:table-cell>
        </table:table-row>
        <table:table-row table:style-name="ro1">
          <table:table-cell office:value-type="float" office:value="113112460" calcext:value-type="float">
            <text:p>113112460</text:p>
          </table:table-cell>
        </table:table-row>
        <table:table-row table:style-name="ro1">
          <table:table-cell office:value-type="float" office:value="-1767892450" calcext:value-type="float">
            <text:p>-1767892450</text:p>
          </table:table-cell>
        </table:table-row>
        <table:table-row table:style-name="ro1">
          <table:table-cell office:value-type="float" office:value="-1335086" calcext:value-type="float">
            <text:p>-1335086</text:p>
          </table:table-cell>
        </table:table-row>
        <table:table-row table:style-name="ro1">
          <table:table-cell office:value-type="float" office:value="1505588554" calcext:value-type="float">
            <text:p>1505588554</text:p>
          </table:table-cell>
        </table:table-row>
        <table:table-row table:style-name="ro1">
          <table:table-cell office:value-type="float" office:value="1603603632" calcext:value-type="float">
            <text:p>1603603632</text:p>
          </table:table-cell>
        </table:table-row>
        <table:table-row table:style-name="ro1">
          <table:table-cell office:value-type="float" office:value="-224276430" calcext:value-type="float">
            <text:p>-224276430</text:p>
          </table:table-cell>
        </table:table-row>
        <table:table-row table:style-name="ro1">
          <table:table-cell office:value-type="float" office:value="150109688" calcext:value-type="float">
            <text:p>150109688</text:p>
          </table:table-cell>
        </table:table-row>
        <table:table-row table:style-name="ro1">
          <table:table-cell office:value-type="float" office:value="-241041636" calcext:value-type="float">
            <text:p>-241041636</text:p>
          </table:table-cell>
        </table:table-row>
        <table:table-row table:style-name="ro1">
          <table:table-cell office:value-type="float" office:value="-611982236" calcext:value-type="float">
            <text:p>-611982236</text:p>
          </table:table-cell>
        </table:table-row>
        <table:table-row table:style-name="ro1">
          <table:table-cell office:value-type="float" office:value="-464039202" calcext:value-type="float">
            <text:p>-464039202</text:p>
          </table:table-cell>
        </table:table-row>
        <table:table-row table:style-name="ro1">
          <table:table-cell office:value-type="float" office:value="-481359570" calcext:value-type="float">
            <text:p>-481359570</text:p>
          </table:table-cell>
        </table:table-row>
        <table:table-row table:style-name="ro1">
          <table:table-cell office:value-type="float" office:value="-1739404964" calcext:value-type="float">
            <text:p>-1739404964</text:p>
          </table:table-cell>
        </table:table-row>
      </table:table>
      <table:table table:name="Sheet5" table:style-name="ta1"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ampling_frequency</text:p>
          </table:table-cell>
          <table:table-cell table:style-name="ce1" office:value-type="float" office:value="800000000" calcext:value-type="float">
            <text:p>8.00E+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_steps</text:p>
          </table:table-cell>
          <table:table-cell table:formula="of:=2^32" office:value-type="float" office:value="4294967296" calcext:value-type="float">
            <text:p>4294967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_step_hz</text:p>
          </table:table-cell>
          <table:table-cell table:formula="of:=[.B1]/[.B2]" office:value-type="float" office:value="0.186264514923096" calcext:value-type="float">
            <text:p>0.1862645149</text:p>
          </table:table-cell>
          <table:table-cell/>
          <table:table-cell table:style-name="ce1" office:value-type="float" office:value="27000000" calcext:value-type="float">
            <text:p>2.70E+007</text:p>
          </table:table-cell>
          <table:table-cell table:formula="of:=[.D3]/[.B3]" office:value-type="float" office:value="144955146.24" calcext:value-type="float">
            <text:p>144955146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m bandwidth</text:p>
          </table:table-cell>
          <table:table-cell table:style-name="ce1" office:value-type="float" office:value="50000" calcext:value-type="float">
            <text:p>5.00E+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_bit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_step_hz</text:p>
          </table:table-cell>
          <table:table-cell table:formula="of:=[.B5]/(2^[.B6])" office:value-type="float" office:value="195.3125" calcext:value-type="float">
            <text:p>195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_step</text:p>
          </table:table-cell>
          <table:table-cell table:formula="of:=[.B7]/[.B3]" office:value-type="float" office:value="1048.576" calcext:value-type="float">
            <text:p>1048.576</text:p>
          </table:table-cell>
          <table:table-cell/>
          <table:table-cell table:formula="of:=5000/[.B3]/256" office:value-type="float" office:value="104.8576" calcext:value-type="float">
            <text:p>104.857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252 * [.B3] * 127" office:value-type="float" office:value="5961.20953559876" calcext:value-type="float">
            <text:p>5961.209535598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8333" calcext:value-type="float">
            <text:p>8333</text:p>
          </table:table-cell>
          <table:table-cell/>
          <table:table-cell table:formula="of:=33038 * 8333 * (1/100000000)" office:value-type="float" office:value="2.75305654" calcext:value-type="float">
            <text:p>2.7530565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formula="of:=100000000/230400" office:value-type="float" office:value="434.027777777778" calcext:value-type="float">
            <text:p>434.0277777778</text:p>
          </table:table-cell>
          <table:table-cell/>
          <table:table-cell table:formula="of:=33038/255" office:value-type="float" office:value="129.560784313725" calcext:value-type="float">
            <text:p>129.5607843137</text:p>
          </table:table-cell>
          <table:table-cell table:number-columns-repeated="2"/>
        </table:table-row>
        <table:table-row table:style-name="ro1">
          <table:table-cell table:formula="of:=1*11*[.A17]" office:value-type="float" office:value="4774.30555555556" calcext:value-type="float">
            <text:p>4774.30555555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1:04:02.660035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6:20:31.703985819</meta:creation-date>
    <meta:editing-duration>PT1H14S</meta:editing-duration>
    <meta:editing-cycles>5</meta:editing-cycles>
    <meta:generator>LibreOffice/4.4.3.2$Linux_X86_64 LibreOffice_project/40m0$Build-2</meta:generator>
    <meta:initial-creator>Jon </meta:initial-creator>
    <dc:date>2016-11-27T21:08:30.716401745</dc:date>
    <dc:creator>Jon </dc:creator>
    <meta:document-statistic meta:table-count="4" meta:cell-count="262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Sheet4.A1:Sheet4.A206" svg:x="0.32cm" svg:y="0.18cm" svg:width="13.123cm" svg:height="8.64cm">
          <chartooo:coordinate-region svg:x="2.529cm" svg:y="0.379cm" svg:width="10.91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1:Sheet4.A206" chart:class="chart:bar"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911816">
                <text:p>333911816</text:p>
                <draw:g>
                  <svg:desc>Sheet4.A1:Sheet4.A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400784">
                <text:p>1109400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4546676">
                <text:p>-1004546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52632">
                <text:p>15352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093826">
                <text:p>312093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420764">
                <text:p>330420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12198090">
                <text:p>-16121980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6880310">
                <text:p>1846880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0160684">
                <text:p>380160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4689024">
                <text:p>1424689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9543132">
                <text:p>49954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201244">
                <text:p>453201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527742">
                <text:p>452527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62000168">
                <text:p>-862000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163352">
                <text:p>1358163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593614">
                <text:p>230593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24509946">
                <text:p>-224509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29397206">
                <text:p>-1729397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4221774">
                <text:p>-504221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7101380">
                <text:p>347101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5861324">
                <text:p>-65861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79670128">
                <text:p>-679670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003930">
                <text:p>-30039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89772560">
                <text:p>-9897725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75228372">
                <text:p>-1275228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47948">
                <text:p>226479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79734788">
                <text:p>-479734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4825610">
                <text:p>-448256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995390">
                <text:p>-309953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0955018">
                <text:p>-40955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8566126">
                <text:p>598566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87293460">
                <text:p>-1587293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8546052">
                <text:p>388546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36431486">
                <text:p>-736431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4232666">
                <text:p>-204232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006062">
                <text:p>86006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0462160">
                <text:p>-170462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060554">
                <text:p>397060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4327684">
                <text:p>81432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0497780">
                <text:p>-40497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88983136">
                <text:p>-688983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1230670">
                <text:p>8512306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9424554">
                <text:p>-2094245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6278408">
                <text:p>-156278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69730">
                <text:p>1849697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8597492">
                <text:p>-98597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922570">
                <text:p>2079225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0007918">
                <text:p>93000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49927588">
                <text:p>-249927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7973222">
                <text:p>1597973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7581722">
                <text:p>-1975817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6966982">
                <text:p>-96966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304596">
                <text:p>138304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1747650">
                <text:p>4017476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466940">
                <text:p>1664669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20050450">
                <text:p>-220050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469310">
                <text:p>1754693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801410">
                <text:p>-438014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850976">
                <text:p>60850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0315510">
                <text:p>-203155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496510">
                <text:p>394965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8147900">
                <text:p>2781479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52885094">
                <text:p>-5528850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686950">
                <text:p>1436869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4850700">
                <text:p>4348507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96418866">
                <text:p>-1796418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64391490">
                <text:p>-464391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055040">
                <text:p>5930550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2342330">
                <text:p>-423423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57716124">
                <text:p>-457716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99475744">
                <text:p>-799475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5530508">
                <text:p>445530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4750492">
                <text:p>4547504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0912354">
                <text:p>450912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095692">
                <text:p>418095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14868940">
                <text:p>19148689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7754422">
                <text:p>337754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9393528">
                <text:p>559393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55493954">
                <text:p>-455493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40159104">
                <text:p>-1440159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8208776">
                <text:p>4982087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665632544">
                <text:p>-1665632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6951958">
                <text:p>196951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02701524">
                <text:p>-402701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7211880">
                <text:p>-287211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3796822">
                <text:p>-163796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9475752">
                <text:p>-894757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5504188">
                <text:p>5055041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58261110">
                <text:p>-10582611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7469934">
                <text:p>597469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54650244">
                <text:p>-654650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7461486">
                <text:p>4074614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80195002">
                <text:p>-78019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06396896">
                <text:p>-306396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09948214">
                <text:p>-1109948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2176024">
                <text:p>552176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233788">
                <text:p>682337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55473330">
                <text:p>-7554733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2095310">
                <text:p>15920953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2722814">
                <text:p>9727228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3329214">
                <text:p>6733292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88649408">
                <text:p>-688649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3672504">
                <text:p>-436725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74242482">
                <text:p>-1074242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34334">
                <text:p>116343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6063918">
                <text:p>446063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1464064">
                <text:p>171464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8829686">
                <text:p>-388296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5807496">
                <text:p>-55807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4163548">
                <text:p>774163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95287024">
                <text:p>-195287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634878">
                <text:p>174634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2352974">
                <text:p>-623529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020758">
                <text:p>368020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1683786">
                <text:p>13016837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9155994">
                <text:p>8491559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3827532">
                <text:p>-838275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21248766">
                <text:p>-221248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54805798">
                <text:p>-754805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5146276">
                <text:p>-651462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513124">
                <text:p>45513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3770884">
                <text:p>-1037708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855104292">
                <text:p>-1855104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44836282">
                <text:p>-844836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4392730">
                <text:p>1014392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79562416">
                <text:p>11795624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6075344">
                <text:p>11160753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66300246">
                <text:p>-166300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634402">
                <text:p>2556344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94592622">
                <text:p>-7945926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83058126">
                <text:p>-383058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20803458">
                <text:p>-14208034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638604794">
                <text:p>-1638604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18686628">
                <text:p>-13186866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5888376">
                <text:p>11658883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36870908">
                <text:p>-5368709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5235492">
                <text:p>485235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97815878">
                <text:p>-1978158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3671066">
                <text:p>6336710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3910566">
                <text:p>-33910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50133100">
                <text:p>-750133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945924">
                <text:p>284945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5821616">
                <text:p>-25821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1806024">
                <text:p>9018060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209812">
                <text:p>409209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1152584">
                <text:p>661152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663200">
                <text:p>786632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338924">
                <text:p>136338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88155016">
                <text:p>-288155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2828546">
                <text:p>1442828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97400190">
                <text:p>-3974001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97384942">
                <text:p>-397384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644940428">
                <text:p>-1644940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20710490">
                <text:p>-1207104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99141982">
                <text:p>-7991419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6409196">
                <text:p>406409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99001058">
                <text:p>-12990010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9042764">
                <text:p>3290427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830226">
                <text:p>113830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476262">
                <text:p>574762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8819270">
                <text:p>1588192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8608994">
                <text:p>1688608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194240">
                <text:p>1081942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7248868">
                <text:p>3372488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37391532">
                <text:p>-1937391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70737816">
                <text:p>-3707378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7630010">
                <text:p>1547630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6705124">
                <text:p>386705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02291272">
                <text:p>-302291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6159484">
                <text:p>106159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23614134">
                <text:p>-1236141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2919938">
                <text:p>912919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7282474">
                <text:p>-1872824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8706676">
                <text:p>5387066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14623388">
                <text:p>-14146233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0510338">
                <text:p>-140510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7708612">
                <text:p>20477086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92736630">
                <text:p>-3927366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086106">
                <text:p>50086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6937744">
                <text:p>3669377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040560">
                <text:p>760405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1836772">
                <text:p>-418367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45297128">
                <text:p>1045297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05742324">
                <text:p>-4057423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7992824">
                <text:p>5779928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3737486">
                <text:p>1823737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94262386">
                <text:p>-294262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508806706">
                <text:p>-15088067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9092336">
                <text:p>1799092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31676602">
                <text:p>-131676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63811376">
                <text:p>-863811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33784906">
                <text:p>-8337849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07126">
                <text:p>5507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91731808">
                <text:p>16917318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3112460">
                <text:p>1131124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767892450">
                <text:p>-17678924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335086">
                <text:p>-1335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05588554">
                <text:p>1505588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03603632">
                <text:p>16036036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24276430">
                <text:p>-2242764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109688">
                <text:p>1501096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41041636">
                <text:p>-241041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11982236">
                <text:p>-6119822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64039202">
                <text:p>-4640392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81359570">
                <text:p>-4813595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739404964">
                <text:p>-1739404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